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rsid="00090a2f" officeooo:paragraph-rsid="00090a2f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rsid="00090a2f" officeooo:paragraph-rsid="000b9a3e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rsid="000ad834" officeooo:paragraph-rsid="000ad834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90a2f" officeooo:paragraph-rsid="00090a2f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90a2f" officeooo:paragraph-rsid="000b9a3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90a2f" officeooo:paragraph-rsid="000f4b51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ad834" officeooo:paragraph-rsid="000ad834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ad834" officeooo:paragraph-rsid="00090a2f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ad834" officeooo:paragraph-rsid="000f4b51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b9a3e" officeooo:paragraph-rsid="000b9a3e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b9a3e" officeooo:paragraph-rsid="000f4b51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d353d" officeooo:paragraph-rsid="000d353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style="normal" fo:font-weight="normal" officeooo:rsid="000fbe45" officeooo:paragraph-rsid="000fbe45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officeooo:rsid="00090a2f" officeooo:paragraph-rsid="00090a2f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officeooo:rsid="00090a2f" officeooo:paragraph-rsid="000f4b51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officeooo:rsid="000ad834" officeooo:paragraph-rsid="000f4b51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ad834"/>
    </style:style>
    <style:style style:name="T3" style:family="text">
      <style:text-properties fo:font-style="normal" fo:font-weight="normal" officeooo:rsid="000b9a3e"/>
    </style:style>
    <style:style style:name="T4" style:family="text">
      <style:text-properties fo:font-style="normal" fo:font-weight="normal" officeooo:rsid="000c2958"/>
    </style:style>
    <style:style style:name="T5" style:family="text">
      <style:text-properties officeooo:rsid="00090a2f"/>
    </style:style>
    <style:style style:name="T6" style:family="text">
      <style:text-properties officeooo:rsid="000f4b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.getcollction(“<text:span text:style-name="T5">Amazon_db</text:span>”).insert(</text:p>
      <text:p text:style-name="P1">{</text:p>
      <text:p text:style-name="P5">“Amazon_user” : [</text:p>
      <text:p text:style-name="P5"><text:tab/>{</text:p>
      <text:p text:style-name="P2"><text:span text:style-name="T1"><text:tab/>“email” : “</text:span><text:a xlink:type="simple" xlink:href="mailto:a@a.edu" text:style-name="Internet_20_link" text:visited-style-name="Visited_20_Internet_20_Link"><text:span text:style-name="T1">a@a.edu</text:span></text:a><text:span text:style-name="T1">”,</text:span></text:p>
      <text:p text:style-name="P5"><text:tab/>“fname” : “Bob”,</text:p>
      <text:p text:style-name="P5"><text:tab/>“lname” : “Jones”,</text:p>
      <text:p text:style-name="P5"><text:tab/>“address” “123 fake st”,</text:p>
      <text:p text:style-name="P5"><text:tab/>“buyer” : [</text:p>
      <text:p text:style-name="P5"><text:s text:c="17"/>{</text:p>
      <text:p text:style-name="P5"><text:s text:c="18"/>“b_id” : 1</text:p>
      <text:p text:style-name="P5"><text:tab/> <text:s text:c="6"/>}</text:p>
      <text:p text:style-name="P6"><text:tab/></text:p>
      <text:p text:style-name="P6"><text:tab/><text:tab/>“credit card” : [</text:p>
      <text:p text:style-name="P6"><text:tab/> <text:s text:c="7"/><text:tab/><text:tab/>{</text:p>
      <text:p text:style-name="P6"><text:tab/> <text:s text:c="8"/><text:tab/><text:tab/>“cNumber” : 1111</text:p>
      <text:p text:style-name="P3"><text:span text:style-name="T1"><text:tab/> <text:s text:c="8"/><text:tab/><text:tab/>“</text:span><text:span text:style-name="T4">e</text:span><text:span text:style-name="T1">xprDate” : 2020-09-01</text:span></text:p>
      <text:p text:style-name="P6"><text:tab/> <text:s text:c="8"/><text:tab/><text:tab/>“cvv” : 111</text:p>
      <text:p text:style-name="P6"><text:tab/> <text:s text:c="8"/><text:tab/><text:tab/>}</text:p>
      <text:p text:style-name="P16"><text:span text:style-name="T1"><text:tab/><text:tab/>“</text:span><text:span text:style-name="T2">purchase” : [</text:span></text:p>
      <text:p text:style-name="P10"><text:s text:c="20"/><text:tab/><text:tab/>{</text:p>
      <text:p text:style-name="P10"><text:tab/> <text:s text:c="7"/><text:tab/><text:tab/>“PID” : <text:span text:style-name="T6">1</text:span></text:p>
      <text:p text:style-name="P10"><text:tab/> <text:s text:c="8"/><text:tab/><text:tab/> “tax” : 1.00</text:p>
      <text:p text:style-name="P10"><text:tab/> <text:s text:c="9"/><text:tab/><text:tab/>“total” : 5.000</text:p>
      <text:p text:style-name="P10"><text:tab/> <text:s text:c="9"/><text:tab/><text:tab/>“date” : 2018-04-15</text:p>
      <text:p text:style-name="P10"><text:tab/><text:tab/><text:tab/><text:span text:style-name="T6">}</text:span><text:tab/> <text:s text:c="9"/></text:p>
      <text:p text:style-name="P10"><text:tab/><text:tab/>]</text:p>
      <text:p text:style-name="P7"><text:tab/><text:tab/></text:p>
      <text:p text:style-name="P7"><text:tab/><text:tab/></text:p>
      <text:p text:style-name="P7"><text:tab/><text:tab/>]</text:p>
      <text:p text:style-name="P2"><text:span text:style-name="T1"><text:tab/>]</text:span></text:p>
      <text:p text:style-name="P5"><text:s/><text:tab/>“seller” : [</text:p>
      <text:p text:style-name="P5"><text:tab/> <text:s text:c="4"/>{</text:p>
      <text:p text:style-name="P5"><text:tab/> <text:s text:c="5"/>“s_id” : 1</text:p>
      <text:p text:style-name="P5"><text:s text:c="19"/>}</text:p>
      <text:p text:style-name="P2"><text:span text:style-name="T1"><text:tab/> <text:s/><text:tab/>“</text:span><text:span text:style-name="T2">feedback” : [</text:span></text:p>
      <text:p text:style-name="P8"><text:tab/> <text:s text:c="2"/><text:tab/>{</text:p>
      <text:p text:style-name="P8"><text:tab/><text:tab/>“f_Id” : 1</text:p>
      <text:p text:style-name="P8"><text:tab/><text:tab/>“date”: 2016-04-02</text:p>
      <text:p text:style-name="P8"><text:tab/><text:tab/>“time” : maybe not needed in mongo</text:p>
      <text:p text:style-name="P8"><text:tab/><text:tab/>“comment” : “very good”</text:p>
      <text:p text:style-name="P8"><text:tab/><text:tab/>“rating” : 5</text:p>
      <text:p text:style-name="P8"><text:tab/><text:tab/>}</text:p>
      <text:p text:style-name="P17"><text:span text:style-name="T1"><text:tab/><text:tab/>“</text:span><text:span text:style-name="T3">items” : [</text:span></text:p>
      <text:p text:style-name="P12"><text:tab/><text:tab/><text:tab/>{</text:p>
      <text:p text:style-name="P12"><text:tab/><text:tab/><text:tab/>“item_id”: 1 </text:p>
      <text:p text:style-name="P12"><text:tab/><text:tab/><text:tab/>“name” : pencil</text:p>
      <text:p text:style-name="P12"><text:tab/><text:tab/><text:tab/>“price” : 0.99</text:p>
      <text:p text:style-name="P12"><text:tab/><text:tab/><text:tab/>}</text:p>
      <text:p text:style-name="P14"><text:soft-page-break/><text:tab/><text:tab/>]</text:p>
      <text:p text:style-name="P12"><text:tab/></text:p>
      <text:p text:style-name="P12"><text:tab/>]</text:p>
      <text:p text:style-name="P7"><text:tab/></text:p>
      <text:p text:style-name="P7">]</text:p>
      <text:p text:style-name="P7"/>
      <text:p text:style-name="P8"/>
      <text:p text:style-name="P4"><text:span text:style-name="T1"><text:tab/>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3:51:11.954000000</meta:creation-date>
    <dc:date>2018-05-07T18:19:21.092000000</dc:date>
    <meta:editing-duration>P1DT5H46M11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55" meta:word-count="110" meta:character-count="780" meta:non-whitespace-character-count="432"/>
  </office:meta>
</office:document-meta>
</file>